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9.14cm" table:align="left"/>
    </style:style>
    <style:style style:name="Tableau1.A" style:family="table-column">
      <style:table-column-properties style:column-width="4.341cm"/>
    </style:style>
    <style:style style:name="Tableau1.B" style:family="table-column">
      <style:table-column-properties style:column-width="4.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52cm" table:align="left"/>
    </style:style>
    <style:style style:name="Tableau2.A" style:family="table-column">
      <style:table-column-properties style:column-width="1.436cm"/>
    </style:style>
    <style:style style:name="Tableau2.B" style:family="table-column">
      <style:table-column-properties style:column-width="1.48cm"/>
    </style:style>
    <style:style style:name="Tableau2.C" style:family="table-column">
      <style:table-column-properties style:column-width="2.711cm"/>
    </style:style>
    <style:style style:name="Tableau2.D" style:family="table-column">
      <style:table-column-properties style:column-width="4.893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835cm" table:align="left"/>
    </style:style>
    <style:style style:name="Tableau3.A" style:family="table-column">
      <style:table-column-properties style:column-width="1.506cm"/>
    </style:style>
    <style:style style:name="Tableau3.B" style:family="table-column">
      <style:table-column-properties style:column-width="1.362cm"/>
    </style:style>
    <style:style style:name="Tableau3.C" style:family="table-column">
      <style:table-column-properties style:column-width="2.96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627cm" table:align="left"/>
    </style:style>
    <style:style style:name="Tableau4.A" style:family="table-column">
      <style:table-column-properties style:column-width="2.753cm"/>
    </style:style>
    <style:style style:name="Tableau4.B" style:family="table-column">
      <style:table-column-properties style:column-width="3.08cm"/>
    </style:style>
    <style:style style:name="Tableau4.C" style:family="table-column">
      <style:table-column-properties style:column-width="1.794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7.909cm" table:align="left"/>
    </style:style>
    <style:style style:name="Tableau5.A" style:family="table-column">
      <style:table-column-properties style:column-width="4.09cm"/>
    </style:style>
    <style:style style:name="Tableau5.B" style:family="table-column">
      <style:table-column-properties style:column-width="3.819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9.604cm" table:align="left"/>
    </style:style>
    <style:style style:name="Tableau6.A" style:family="table-column">
      <style:table-column-properties style:column-width="3.611cm"/>
    </style:style>
    <style:style style:name="Tableau6.B" style:family="table-column">
      <style:table-column-properties style:column-width="5.994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ui.<text:line-break/>Voici une <text:span text:style-name="Strong_20_Emphasis">synthèse détaillée, regroupée et cohérente</text:span> de tout ce que nous avons posé concernant <text:span text:style-name="Strong_20_Emphasis">SE</text:span>, ses <text:span text:style-name="Strong_20_Emphasis">composants</text:span>, <text:span text:style-name="Strong_20_Emphasis">Termux</text:span>, le <text:span text:style-name="Strong_20_Emphasis">STT</text:span>, et les <text:span text:style-name="Strong_20_Emphasis">échanges SE ↔ SP</text:span>.<text:line-break/>Je l’ai structurée comme un <text:span text:style-name="Strong_20_Emphasis">document d’architecture fonctionnelle</text:span>, pas comme un simple résumé de chat.</text:p>
      <text:p text:style-name="Horizontal_20_Line"/>
      <text:h text:style-name="Heading_20_1" text:outline-level="1">📘 SYNTHÈSE STRUCTURANTE — SE (Système Étendu)</text:h>
      <text:h text:style-name="Heading_20_2" text:outline-level="2">🎯 Rôle de SE dans l’architecture globale</text:h>
      <text:p text:style-name="Text_20_body"><text:span text:style-name="Strong_20_Emphasis">SE n’est ni un simple périphérique, ni un clone d’Arduino.</text:span></text:p>
      <text:p text:style-name="Text_20_body">SE est :</text:p>
      <text:list text:style-name="L1">
        <text:list-item>
          <text:p text:style-name="P1">un <text:span text:style-name="Strong_20_Emphasis">système d’exécution applicatif</text:span></text:p>
        </text:list-item>
        <text:list-item>
          <text:p text:style-name="P1">capable de traitements lourds (STT, vision, réseau, supervision locale)</text:p>
        </text:list-item>
        <text:list-item>
          <text:p text:style-name="P1"><text:span text:style-name="Strong_20_Emphasis">subordonné à SP</text:span> pour les décisions globales</text:p>
        </text:list-item>
        <text:list-item>
          <text:p text:style-name="P1"><text:span text:style-name="Strong_20_Emphasis">source autonome d’informations, d’erreurs et d’urgences</text:span></text:p>
        </text:list-item>
      </text:list>
      <text:p text:style-name="Text_20_body">👉 SE <text:span text:style-name="Strong_20_Emphasis">ne pilote jamais directement le robot</text:span><text:line-break/>👉 SE <text:span text:style-name="Strong_20_Emphasis">informe SP</text:span>, qui arbitre et diffuse les décisions</text:p>
      <text:p text:style-name="Horizontal_20_Line"/>
      <text:h text:style-name="Heading_20_2" text:outline-level="2">1 — Architecture logique de SE</text:h>
      <text:p text:style-name="Text_20_body">SE est structuré en <text:span text:style-name="Strong_20_Emphasis">trois couches clairement séparées</text:span> :</text:p>
      <text:h text:style-name="Heading_20_3" text:outline-level="3">1.1 — Couche système (Termux / Android)</text:h>
      <text:p text:style-name="Text_20_body">Responsabilités :</text:p>
      <text:list text:style-name="L2">
        <text:list-item>
          <text:p text:style-name="P2">Exécution des processus</text:p>
        </text:list-item>
        <text:list-item>
          <text:p text:style-name="P2">Gestion CPU / mémoire</text:p>
        </text:list-item>
        <text:list-item>
          <text:p text:style-name="P2">Réseau (MQTT, sockets)</text:p>
        </text:list-item>
        <text:list-item>
          <text:p text:style-name="P2">Accès capteurs smartphone (micro, caméras, batterie, température)</text:p>
        </text:list-item>
      </text:list>
      <text:p text:style-name="Text_20_body">👉 Cette couche <text:span text:style-name="Strong_20_Emphasis">ne parle pas VPIV directement</text:span><text:line-break/>👉 Elle alimente la couche applicative</text:p>
      <text:p text:style-name="Horizontal_20_Line"/>
      <text:h text:style-name="Heading_20_3" text:outline-level="3">1.2 — Couche applicative SE (services)</text:h>
      <text:p text:style-name="Text_20_body">Services identifiés ou implicites :</text:p>
      <table:table table:name="Tableau1" table:style-name="Tableau1">
        <table:table-column table:style-name="Tableau1.A"/>
        <table:table-column table:style-name="Tableau1.B"/>
        <table:table-header-rows>
          <text:soft-page-break/>
          <table:table-row>
            <table:table-cell table:style-name="Tableau1.A1" office:value-type="string">
              <text:p text:style-name="Table_20_Heading">Servic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MQTT client</text:span></text:p>
          </table:table-cell>
          <table:table-cell table:style-name="Tableau1.A1" office:value-type="string">
            <text:p text:style-name="Table_20_Contents">Lien principal avec SP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TT</text:span></text:p>
          </table:table-cell>
          <table:table-cell table:style-name="Tableau1.A1" office:value-type="string">
            <text:p text:style-name="Table_20_Contents">Reconnaissance vocal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udio IN</text:span></text:p>
          </table:table-cell>
          <table:table-cell table:style-name="Tableau1.A1" office:value-type="string">
            <text:p text:style-name="Table_20_Contents">Capture micro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améra AV / AR</text:span></text:p>
          </table:table-cell>
          <table:table-cell table:style-name="Tableau1.A1" office:value-type="string">
            <text:p text:style-name="Table_20_Contents">Vis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onitoring système</text:span></text:p>
          </table:table-cell>
          <table:table-cell table:style-name="Tableau1.A1" office:value-type="string">
            <text:p text:style-name="Table_20_Contents">CPU, température, batteri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Gestion erreurs locales</text:span></text:p>
          </table:table-cell>
          <table:table-cell table:style-name="Tableau1.A1" office:value-type="string">
            <text:p text:style-name="Table_20_Contents">Parsing, buffer, overload</text:p>
          </table:table-cell>
        </table:table-row>
      </table:table>
      <text:p text:style-name="Text_20_body">👉 Chaque service :</text:p>
      <text:list text:style-name="L3">
        <text:list-item>
          <text:p text:style-name="P3">peut produire <text:span text:style-name="Strong_20_Emphasis">info / erreur / urgence</text:span></text:p>
        </text:list-item>
        <text:list-item>
          <text:p text:style-name="P3">n’a <text:span text:style-name="Strong_20_Emphasis">aucune autorité globale</text:span></text:p>
        </text:list-item>
        <text:list-item>
          <text:p text:style-name="P3">passe <text:span text:style-name="Strong_20_Emphasis">exclusivement par VPIV</text:span></text:p>
        </text:list-item>
      </text:list>
      <text:p text:style-name="Horizontal_20_Line"/>
      <text:h text:style-name="Heading_20_3" text:outline-level="3">1.3 — Couche protocolaire VPIV (SE)</text:h>
      <text:p text:style-name="Text_20_body">SE expose une <text:span text:style-name="Strong_20_Emphasis">interface VPIV normalisée</text:span>, alignée sur la table A.</text:p>
      <text:p text:style-name="Text_20_body">Rôles :</text:p>
      <text:list text:style-name="L4">
        <text:list-item>
          <text:p text:style-name="P4">Encoder les événements SE → SP</text:p>
        </text:list-item>
        <text:list-item>
          <text:p text:style-name="P4">Décoder les commandes SP → SE</text:p>
        </text:list-item>
        <text:list-item>
          <text:p text:style-name="P4">Garantir :</text:p>
          <text:list>
            <text:list-item>
              <text:p text:style-name="P4">format</text:p>
            </text:list-item>
            <text:list-item>
              <text:p text:style-name="P4">origine</text:p>
            </text:list-item>
            <text:list-item>
              <text:p text:style-name="P4">typage</text:p>
            </text:list-item>
            <text:list-item>
              <text:p text:style-name="P4">sémantique</text:p>
            </text:list-item>
          </text:list>
        </text:list-item>
      </text:list>
      <text:p text:style-name="Horizontal_20_Line"/>
      <text:h text:style-name="Heading_20_2" text:outline-level="2">2 — Structure de Termux (logique, pas figée)</text:h>
      <text:p text:style-name="Text_20_body">Structure fonctionnelle implicite que nous avons décrite :</text:p>
      <text:p text:style-name="Preformatted_20_Text"><text:span text:style-name="Source_20_Text">termux/</text:span></text:p>
      <text:p text:style-name="Preformatted_20_Text"><text:span text:style-name="Source_20_Text"><text:s/>├─ services/</text:span></text:p>
      <text:p text:style-name="Preformatted_20_Text"><text:span text:style-name="Source_20_Text"><text:s/>│ <text:s text:c="2"/>├─ mqtt/</text:span></text:p>
      <text:p text:style-name="Preformatted_20_Text"><text:span text:style-name="Source_20_Text"><text:s/>│ <text:s text:c="2"/>├─ stt/</text:span></text:p>
      <text:p text:style-name="Preformatted_20_Text"><text:span text:style-name="Source_20_Text"><text:s/>│ <text:s text:c="2"/>├─ cam/</text:span></text:p>
      <text:p text:style-name="Preformatted_20_Text"><text:span text:style-name="Source_20_Text"><text:s/>│ <text:s text:c="2"/>├─ audio/</text:span></text:p>
      <text:p text:style-name="Preformatted_20_Text"><text:span text:style-name="Source_20_Text"><text:s/>│ <text:s text:c="2"/>├─ monitor/</text:span></text:p>
      <text:p text:style-name="Preformatted_20_Text"><text:span text:style-name="Source_20_Text"><text:s/>│</text:span></text:p>
      <text:p text:style-name="Preformatted_20_Text"><text:span text:style-name="Source_20_Text"><text:s/>├─ core/</text:span></text:p>
      <text:p text:style-name="Preformatted_20_Text"><text:span text:style-name="Source_20_Text"><text:s/>│ <text:s text:c="2"/>├─ vpiv_encode.py</text:span></text:p>
      <text:p text:style-name="Preformatted_20_Text"><text:span text:style-name="Source_20_Text"><text:s/>│ <text:s text:c="2"/>├─ vpiv_decode.py</text:span></text:p>
      <text:p text:style-name="Preformatted_20_Text"><text:span text:style-name="Source_20_Text"><text:s/>│ <text:s text:c="2"/>├─ state_local.py</text:span></text:p>
      <text:p text:style-name="Preformatted_20_Text"><text:span text:style-name="Source_20_Text"><text:s/>│</text:span></text:p>
      <text:p text:style-name="Preformatted_20_Text"><text:span text:style-name="Source_20_Text"><text:s/>├─ config/</text:span></text:p>
      <text:p text:style-name="Preformatted_20_Text"><text:span text:style-name="Source_20_Text"><text:s/>│ <text:s text:c="2"/>├─ seuils_cpu.json</text:span></text:p>
      <text:p text:style-name="Preformatted_20_Text"><text:span text:style-name="Source_20_Text"><text:s/>│ <text:s text:c="2"/>├─ stt_params.json</text:span></text:p>
      <text:p text:style-name="Preformatted_20_Text"><text:soft-page-break/><text:span text:style-name="Source_20_Text"><text:s/>│</text:span></text:p>
      <text:p text:style-name="P5"><text:span text:style-name="Source_20_Text"><text:s/>└─ logs/</text:span></text:p>
      <text:p text:style-name="Text_20_body">👉 <text:span text:style-name="Strong_20_Emphasis">Chaque service est découplé</text:span><text:line-break/>👉 <text:span text:style-name="Strong_20_Emphasis">Le VPIV est centralisé</text:span><text:line-break/>👉 <text:span text:style-name="Strong_20_Emphasis">Aucune dépendance directe Arduino</text:span></text:p>
      <text:p text:style-name="Horizontal_20_Line"/>
      <text:h text:style-name="Heading_20_2" text:outline-level="2">3 — Le traitement STT (Speech To Text)</text:h>
      <text:h text:style-name="Heading_20_3" text:outline-level="3">3.1 — Nature du STT dans le projet</text:h>
      <text:p text:style-name="Text_20_body">Le STT :</text:p>
      <text:list text:style-name="L5">
        <text:list-item>
          <text:p text:style-name="P6"><text:span text:style-name="Strong_20_Emphasis">n’est pas une commande</text:span></text:p>
        </text:list-item>
        <text:list-item>
          <text:p text:style-name="P6"><text:span text:style-name="Strong_20_Emphasis">n’est pas une intention</text:span></text:p>
        </text:list-item>
        <text:list-item>
          <text:p text:style-name="P6"><text:span text:style-name="Strong_20_Emphasis">n’est pas un pilote</text:span></text:p>
        </text:list-item>
      </text:list>
      <text:p text:style-name="Text_20_body">👉 Le STT produit :</text:p>
      <text:list text:style-name="L6">
        <text:list-item>
          <text:p text:style-name="P7">du <text:span text:style-name="Strong_20_Emphasis">texte</text:span></text:p>
        </text:list-item>
        <text:list-item>
          <text:p text:style-name="P7">un <text:span text:style-name="Strong_20_Emphasis">niveau de fiabilité</text:span></text:p>
        </text:list-item>
        <text:list-item>
          <text:p text:style-name="P7">un <text:span text:style-name="Strong_20_Emphasis">événement applicatif</text:span></text:p>
        </text:list-item>
      </text:list>
      <text:p text:style-name="Horizontal_20_Line"/>
      <text:h text:style-name="Heading_20_3" text:outline-level="3">3.2 — Pipeline STT conceptuel</text:h>
      <text:p text:style-name="Preformatted_20_Text"><text:span text:style-name="Source_20_Text">MicroSE</text:span></text:p>
      <text:p text:style-name="Preformatted_20_Text"><text:span text:style-name="Source_20_Text"><text:s text:c="3"/>↓</text:span></text:p>
      <text:p text:style-name="Preformatted_20_Text"><text:span text:style-name="Source_20_Text">Pré-traitement audio</text:span></text:p>
      <text:p text:style-name="Preformatted_20_Text"><text:span text:style-name="Source_20_Text"><text:s text:c="3"/>↓</text:span></text:p>
      <text:p text:style-name="Preformatted_20_Text"><text:span text:style-name="Source_20_Text">Reconnaissance STT</text:span></text:p>
      <text:p text:style-name="Preformatted_20_Text"><text:span text:style-name="Source_20_Text"><text:s text:c="3"/>↓</text:span></text:p>
      <text:p text:style-name="Preformatted_20_Text"><text:span text:style-name="Source_20_Text">Résultat texte + nivFiab</text:span></text:p>
      <text:p text:style-name="Preformatted_20_Text"><text:span text:style-name="Source_20_Text"><text:s text:c="3"/>↓</text:span></text:p>
      <text:p text:style-name="P5"><text:span text:style-name="Source_20_Text">Transmission VPIV vers SP</text:span></text:p>
      <text:p text:style-name="Horizontal_20_Line"/>
      <text:h text:style-name="Heading_20_3" text:outline-level="3">3.3 — Variables STT normalisées</text:h>
      <text:p text:style-name="Text_20_body">Décisions prises ensemble :</text:p>
      <text:list text:style-name="L7">
        <text:list-item>
          <text:p text:style-name="P8">Le micro SE est <text:span text:style-name="Strong_20_Emphasis">distinct</text:span> des micros Arduino</text:p>
        </text:list-item>
        <text:list-item>
          <text:p text:style-name="P8">Pas d’instance partagée</text:p>
        </text:list-item>
        <text:list-item>
          <text:p text:style-name="P8">Nom explicite</text:p>
        </text:list-item>
      </text:list>
      <text:p text:style-name="Text_20_body">Variables validée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VAR</text:p>
            </table:table-cell>
            <table:table-cell table:style-name="Tableau2.A1" office:value-type="string">
              <text:p text:style-name="Table_20_Heading">PROP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MicSE</text:span></text:p>
          </table:table-cell>
          <table:table-cell table:style-name="Tableau2.A1" office:value-type="string">
            <text:p text:style-name="Table_20_Contents">level</text:p>
          </table:table-cell>
          <table:table-cell table:style-name="Tableau2.A1" office:value-type="string">
            <text:p text:style-name="Table_20_Contents">number</text:p>
          </table:table-cell>
          <table:table-cell table:style-name="Tableau2.A1" office:value-type="string">
            <text:p text:style-name="Table_20_Contents">Niveau sonore</text:p>
          </table:table-cell>
        </table:table-row>
        <text:soft-page-break/>
        <table:table-row>
          <table:table-cell table:style-name="Tableau2.A1" office:value-type="string">
            <text:p text:style-name="Table_20_Contents"><text:span text:style-name="Strong_20_Emphasis">STT</text:span></text:p>
          </table:table-cell>
          <table:table-cell table:style-name="Tableau2.A1" office:value-type="string">
            <text:p text:style-name="Table_20_Contents">text</text:p>
          </table:table-cell>
          <table:table-cell table:style-name="Tableau2.A1" office:value-type="string">
            <text:p text:style-name="Table_20_Contents">string</text:p>
          </table:table-cell>
          <table:table-cell table:style-name="Tableau2.A1" office:value-type="string">
            <text:p text:style-name="Table_20_Contents">Texte reconnu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T</text:span></text:p>
          </table:table-cell>
          <table:table-cell table:style-name="Tableau2.A1" office:value-type="string">
            <text:p text:style-name="Table_20_Contents">nivFiab</text:p>
          </table:table-cell>
          <table:table-cell table:style-name="Tableau2.A1" office:value-type="string">
            <text:p text:style-name="Table_20_Contents">number (0–10)</text:p>
          </table:table-cell>
          <table:table-cell table:style-name="Tableau2.A1" office:value-type="string">
            <text:p text:style-name="Table_20_Contents">Niveau de fiabilité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T</text:span></text:p>
          </table:table-cell>
          <table:table-cell table:style-name="Tableau2.A1" office:value-type="string">
            <text:p text:style-name="Table_20_Contents">lang</text:p>
          </table:table-cell>
          <table:table-cell table:style-name="Tableau2.A1" office:value-type="string">
            <text:p text:style-name="Table_20_Contents">string</text:p>
          </table:table-cell>
          <table:table-cell table:style-name="Tableau2.A1" office:value-type="string">
            <text:p text:style-name="Table_20_Contents">Langue détecté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T</text:span></text:p>
          </table:table-cell>
          <table:table-cell table:style-name="Tableau2.A1" office:value-type="string">
            <text:p text:style-name="Table_20_Contents">status</text:p>
          </table:table-cell>
          <table:table-cell table:style-name="Tableau2.A1" office:value-type="string">
            <text:p text:style-name="Table_20_Contents">enum</text:p>
          </table:table-cell>
          <table:table-cell table:style-name="Tableau2.A1" office:value-type="string">
            <text:p text:style-name="Table_20_Contents">idle / listen / process / error</text:p>
          </table:table-cell>
        </table:table-row>
      </table:table>
      <text:p text:style-name="Text_20_body">👉 <text:span text:style-name="Strong_20_Emphasis">Aucune interprétation sémantique dans SE</text:span><text:line-break/>👉 <text:span text:style-name="Strong_20_Emphasis">SP décide si c’est un intent</text:span></text:p>
      <text:p text:style-name="Horizontal_20_Line"/>
      <text:h text:style-name="Heading_20_2" text:outline-level="2">4 — Caméras SE (avant / arrière)</text:h>
      <text:h text:style-name="Heading_20_3" text:outline-level="3">4.1 — Principes posés</text:h>
      <text:list text:style-name="L8">
        <text:list-item>
          <text:p text:style-name="P9">Deux caméras distinctes :</text:p>
          <text:list>
            <text:list-item>
              <text:p text:style-name="P9"><text:span text:style-name="Strong_20_Emphasis">CamSE_F</text:span></text:p>
            </text:list-item>
            <text:list-item>
              <text:p text:style-name="P9"><text:span text:style-name="Strong_20_Emphasis">CamSE_R</text:span></text:p>
            </text:list-item>
          </text:list>
        </text:list-item>
        <text:list-item>
          <text:p text:style-name="P9">Jamais une seule variable générique</text:p>
        </text:list-item>
        <text:list-item>
          <text:p text:style-name="P9">Activation explicite nécessaire</text:p>
        </text:list-item>
      </text:list>
      <text:p text:style-name="Horizontal_20_Line"/>
      <text:h text:style-name="Heading_20_3" text:outline-level="3">4.2 — Propriétés identifiée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VAR</text:p>
            </table:table-cell>
            <table:table-cell table:style-name="Tableau3.A1" office:value-type="string">
              <text:p text:style-name="Table_20_Heading">PROP</text:p>
            </table:table-cell>
            <table:table-cell table:style-name="Tableau3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act</text:p>
          </table:table-cell>
          <table:table-cell table:style-name="Tableau3.A1" office:value-type="string">
            <text:p text:style-name="Table_20_Contents">Activation</text:p>
          </table:table-cell>
        </table:table-row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res</text:p>
          </table:table-cell>
          <table:table-cell table:style-name="Tableau3.A1" office:value-type="string">
            <text:p text:style-name="Table_20_Contents">Résolution</text:p>
          </table:table-cell>
        </table:table-row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fps</text:p>
          </table:table-cell>
          <table:table-cell table:style-name="Tableau3.A1" office:value-type="string">
            <text:p text:style-name="Table_20_Contents">Images/seconde</text:p>
          </table:table-cell>
        </table:table-row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quality</text:p>
          </table:table-cell>
          <table:table-cell table:style-name="Tableau3.A1" office:value-type="string">
            <text:p text:style-name="Table_20_Contents">Compression</text:p>
          </table:table-cell>
        </table:table-row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stream</text:p>
          </table:table-cell>
          <table:table-cell table:style-name="Tableau3.A1" office:value-type="string">
            <text:p text:style-name="Table_20_Contents">on/off</text:p>
          </table:table-cell>
        </table:table-row>
        <table:table-row>
          <table:table-cell table:style-name="Tableau3.A1" office:value-type="string">
            <text:p text:style-name="Table_20_Contents">CamSE</text:p>
          </table:table-cell>
          <table:table-cell table:style-name="Tableau3.A1" office:value-type="string">
            <text:p text:style-name="Table_20_Contents">status</text:p>
          </table:table-cell>
          <table:table-cell table:style-name="Tableau3.A1" office:value-type="string">
            <text:p text:style-name="Table_20_Contents">état courant</text:p>
          </table:table-cell>
        </table:table-row>
      </table:table>
      <text:p text:style-name="Text_20_body">👉 <text:span text:style-name="Strong_20_Emphasis">Objectif principal</text:span> :<text:line-break/>maîtriser <text:span text:style-name="Strong_20_Emphasis">le poids réseau dès l’initialisation</text:span></text:p>
      <text:p text:style-name="Horizontal_20_Line"/>
      <text:h text:style-name="Heading_20_2" text:outline-level="2">5 — Les échanges SE ↔ SP</text:h>
      <text:h text:style-name="Heading_20_3" text:outline-level="3">5.1 — Principe fondamental</text:h>
      <text:p text:style-name="Text_20_body"><text:span text:style-name="Strong_20_Emphasis">SE ne prend jamais de décision globale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Cas</text:p>
            </table:table-cell>
            <table:table-cell table:style-name="Tableau4.A1" office:value-type="string">
              <text:p text:style-name="Table_20_Heading">Action SE</text:p>
            </table:table-cell>
            <table:table-cell table:style-name="Tableau4.A1" office:value-type="string">
              <text:p text:style-name="Table_20_Heading">Décision</text:p>
            </table:table-cell>
          </table:table-row>
        </table:table-header-rows>
        <table:table-row>
          <table:table-cell table:style-name="Tableau4.A1" office:value-type="string">
            <text:p text:style-name="Table_20_Contents">Erreur locale</text:p>
          </table:table-cell>
          <table:table-cell table:style-name="Tableau4.A1" office:value-type="string">
            <text:p text:style-name="Table_20_Contents">VPIV E</text:p>
          </table:table-cell>
          <table:table-cell table:style-name="Tableau4.A1" office:value-type="string">
            <text:p text:style-name="Table_20_Contents">SP</text:p>
          </table:table-cell>
        </table:table-row>
        <table:table-row>
          <table:table-cell table:style-name="Tableau4.A1" office:value-type="string">
            <text:p text:style-name="Table_20_Contents">Urgence locale</text:p>
          </table:table-cell>
          <table:table-cell table:style-name="Tableau4.A1" office:value-type="string">
            <text:p text:style-name="Table_20_Contents">VPIV Urg:raison</text:p>
          </table:table-cell>
          <table:table-cell table:style-name="Tableau4.A1" office:value-type="string">
            <text:p text:style-name="Table_20_Contents">SP</text:p>
          </table:table-cell>
        </table:table-row>
        <table:table-row>
          <table:table-cell table:style-name="Tableau4.A1" office:value-type="string">
            <text:p text:style-name="Table_20_Contents">Info</text:p>
          </table:table-cell>
          <table:table-cell table:style-name="Tableau4.A1" office:value-type="string">
            <text:p text:style-name="Table_20_Contents">VPIV Com:info</text:p>
          </table:table-cell>
          <table:table-cell table:style-name="Tableau4.A1" office:value-type="string">
            <text:p text:style-name="Table_20_Contents">SP</text:p>
          </table:table-cell>
        </table:table-row>
        <table:table-row>
          <table:table-cell table:style-name="Tableau4.A1" office:value-type="string">
            <text:p text:style-name="Table_20_Contents">STT</text:p>
          </table:table-cell>
          <table:table-cell table:style-name="Tableau4.A1" office:value-type="string">
            <text:p text:style-name="Table_20_Contents">VPIV STT:*</text:p>
          </table:table-cell>
          <table:table-cell table:style-name="Tableau4.A1" office:value-type="string">
            <text:p text:style-name="Table_20_Contents">SP</text:p>
          </table:table-cell>
        </table:table-row>
      </table:table>
      <text:p text:style-name="Horizontal_20_Line"/>
      <text:h text:style-name="Heading_20_3" text:outline-level="3"><text:soft-page-break/>5.2 — Urgences générées par SE</text:h>
      <text:p text:style-name="Text_20_body">SE peut déclencher des urgences <text:span text:style-name="Strong_20_Emphasis">propres à son contexte</text:span> :</text:p>
      <text:p text:style-name="Text_20_body">Liste validée (SE uniquement) :</text:p>
      <text:list text:style-name="L9">
        <text:list-item>
          <text:p text:style-name="P10">URG_OVERHEAT</text:p>
        </text:list-item>
        <text:list-item>
          <text:p text:style-name="P10">URG_LOW_BAT_SE</text:p>
        </text:list-item>
        <text:list-item>
          <text:p text:style-name="P10">URG_BUFFER_OVERFLOW</text:p>
        </text:list-item>
        <text:list-item>
          <text:p text:style-name="P10">URG_PARSING_ERROR</text:p>
        </text:list-item>
        <text:list-item>
          <text:p text:style-name="P10">URG_CPU_CHARGE</text:p>
        </text:list-item>
        <text:list-item>
          <text:p text:style-name="P10">URG_MQTT_LOST (cas critique)</text:p>
        </text:list-item>
      </text:list>
      <text:p text:style-name="Text_20_body">Format décidé :</text:p>
      <text:p text:style-name="P5"><text:span text:style-name="Source_20_Text">$I:Urg:raison:SE:URG_CPU_CHARGE#</text:span></text:p>
      <text:p text:style-name="Text_20_body">👉 <text:span text:style-name="Strong_20_Emphasis">SP reçoit</text:span><text:line-break/>👉 <text:span text:style-name="Strong_20_Emphasis">SP met Urg.etat = active</text:span><text:line-break/>👉 <text:span text:style-name="Strong_20_Emphasis">SP diffuse</text:span><text:line-break/>👉 <text:span text:style-name="Strong_20_Emphasis">Arduino se bloque</text:span></text:p>
      <text:p text:style-name="Horizontal_20_Line"/>
      <text:h text:style-name="Heading_20_2" text:outline-level="2">6 — Variable COM (messages applicatifs)</text:h>
      <text:p text:style-name="Text_20_body">Constat :</text:p>
      <text:list text:style-name="L10">
        <text:list-item>
          <text:p text:style-name="P11">Les messages d’info, debug, erreur ne doivent <text:span text:style-name="Strong_20_Emphasis">pas polluer les variables métier</text:span></text:p>
        </text:list-item>
        <text:list-item>
          <text:p text:style-name="P11">Ils doivent être typés, colorables, filtrables</text:p>
        </text:list-item>
      </text:list>
      <text:p text:style-name="Text_20_body">Décision :</text:p>
      <text:list text:style-name="L11">
        <text:list-item>
          <text:p text:style-name="P12">Création d’une variable <text:span text:style-name="Strong_20_Emphasis">Com</text:span></text:p>
        </text:list-item>
      </text:list>
      <text:p text:style-name="Text_20_body">Format :</text:p>
      <text:p text:style-name="Preformatted_20_Text"><text:span text:style-name="Source_20_Text">$I:Com:info:SE:"Texte libre"#</text:span></text:p>
      <text:p text:style-name="Preformatted_20_Text"><text:span text:style-name="Source_20_Text">$I:Com:debug:SE:"pb buffer"#</text:span></text:p>
      <text:p text:style-name="P5"><text:span text:style-name="Source_20_Text">$I:Com:erreur:SE:"STT timeout"#</text:span></text:p>
      <text:p text:style-name="Text_20_body">👉 Utilisée pour :</text:p>
      <text:list text:style-name="L12">
        <text:list-item>
          <text:p text:style-name="P13">UI</text:p>
        </text:list-item>
        <text:list-item>
          <text:p text:style-name="P13">logs</text:p>
        </text:list-item>
        <text:list-item>
          <text:p text:style-name="P13">diagnostic</text:p>
        </text:list-item>
        <text:list-item>
          <text:p text:style-name="P13">supervision</text:p>
        </text:list-item>
      </text:list>
      <text:p text:style-name="Horizontal_20_Line"/>
      <text:h text:style-name="Heading_20_2" text:outline-level="2"><text:soft-page-break/>7 — Position de SE par rapport à Arduino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Arduino</text:p>
            </table:table-cell>
            <table:table-cell table:style-name="Tableau5.A1" office:value-type="string">
              <text:p text:style-name="Table_20_Heading">SE</text:p>
            </table:table-cell>
          </table:table-row>
        </table:table-header-rows>
        <table:table-row>
          <table:table-cell table:style-name="Tableau5.A1" office:value-type="string">
            <text:p text:style-name="Table_20_Contents">Temps réel</text:p>
          </table:table-cell>
          <table:table-cell table:style-name="Tableau5.A1" office:value-type="string">
            <text:p text:style-name="Table_20_Contents">Applicatif</text:p>
          </table:table-cell>
        </table:table-row>
        <table:table-row>
          <table:table-cell table:style-name="Tableau5.A1" office:value-type="string">
            <text:p text:style-name="Table_20_Contents">Sécurité physique</text:p>
          </table:table-cell>
          <table:table-cell table:style-name="Tableau5.A1" office:value-type="string">
            <text:p text:style-name="Table_20_Contents">Sécurité logique</text:p>
          </table:table-cell>
        </table:table-row>
        <table:table-row>
          <table:table-cell table:style-name="Tableau5.A1" office:value-type="string">
            <text:p text:style-name="Table_20_Contents">Action directe moteurs</text:p>
          </table:table-cell>
          <table:table-cell table:style-name="Tableau5.A1" office:value-type="string">
            <text:p text:style-name="Table_20_Contents">Aucune</text:p>
          </table:table-cell>
        </table:table-row>
        <table:table-row>
          <table:table-cell table:style-name="Tableau5.A1" office:value-type="string">
            <text:p text:style-name="Table_20_Contents">Capteurs bas niveau</text:p>
          </table:table-cell>
          <table:table-cell table:style-name="Tableau5.A1" office:value-type="string">
            <text:p text:style-name="Table_20_Contents">Capteurs riches</text:p>
          </table:table-cell>
        </table:table-row>
        <table:table-row>
          <table:table-cell table:style-name="Tableau5.A1" office:value-type="string">
            <text:p text:style-name="Table_20_Contents">Blocage urgence</text:p>
          </table:table-cell>
          <table:table-cell table:style-name="Tableau5.A1" office:value-type="string">
            <text:p text:style-name="Table_20_Contents">Signalement urgence</text:p>
          </table:table-cell>
        </table:table-row>
      </table:table>
      <text:p text:style-name="Text_20_body">👉 <text:span text:style-name="Strong_20_Emphasis">SE ne court-circuite jamais Arduino</text:span><text:line-break/>👉 <text:span text:style-name="Strong_20_Emphasis">SP est l’arbitre absolu</text:span></text:p>
      <text:p text:style-name="Horizontal_20_Line"/>
      <text:h text:style-name="Heading_20_2" text:outline-level="2">8 — Points explicitement actés</text:h>
      <text:p text:style-name="Text_20_body">✔ Micro SE ≠ micro Arduino<text:line-break/>✔ STT = info, pas intent<text:line-break/>✔ Caméras paramétrables dès init<text:line-break/>✔ Urgences sans indices partagés<text:line-break/>✔ Enum internes uniquement<text:line-break/>✔ VPIV lisible, sémantique, stable<text:line-break/>✔ SP centre décisionnel</text:p>
      <text:p text:style-name="Horizontal_20_Line"/>
      <text:h text:style-name="Heading_20_2" text:outline-level="2">9 — État de maturité SE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Domaine</text:p>
            </table:table-cell>
            <table:table-cell table:style-name="Tableau6.A1" office:value-type="string">
              <text:p text:style-name="Table_20_Heading">État</text:p>
            </table:table-cell>
          </table:table-row>
        </table:table-header-rows>
        <table:table-row>
          <table:table-cell table:style-name="Tableau6.A1" office:value-type="string">
            <text:p text:style-name="Table_20_Contents">STT</text:p>
          </table:table-cell>
          <table:table-cell table:style-name="Tableau6.A1" office:value-type="string">
            <text:p text:style-name="Table_20_Contents">🟢 bien cadré</text:p>
          </table:table-cell>
        </table:table-row>
        <table:table-row>
          <table:table-cell table:style-name="Tableau6.A1" office:value-type="string">
            <text:p text:style-name="Table_20_Contents">Micro</text:p>
          </table:table-cell>
          <table:table-cell table:style-name="Tableau6.A1" office:value-type="string">
            <text:p text:style-name="Table_20_Contents">🟢 clair</text:p>
          </table:table-cell>
        </table:table-row>
        <table:table-row>
          <table:table-cell table:style-name="Tableau6.A1" office:value-type="string">
            <text:p text:style-name="Table_20_Contents">Caméras</text:p>
          </table:table-cell>
          <table:table-cell table:style-name="Tableau6.A1" office:value-type="string">
            <text:p text:style-name="Table_20_Contents">🟡 structure ok, inventaire à finir</text:p>
          </table:table-cell>
        </table:table-row>
        <table:table-row>
          <table:table-cell table:style-name="Tableau6.A1" office:value-type="string">
            <text:p text:style-name="Table_20_Contents">Monitoring système</text:p>
          </table:table-cell>
          <table:table-cell table:style-name="Tableau6.A1" office:value-type="string">
            <text:p text:style-name="Table_20_Contents">🟡 à formaliser</text:p>
          </table:table-cell>
        </table:table-row>
        <table:table-row>
          <table:table-cell table:style-name="Tableau6.A1" office:value-type="string">
            <text:p text:style-name="Table_20_Contents">COM</text:p>
          </table:table-cell>
          <table:table-cell table:style-name="Tableau6.A1" office:value-type="string">
            <text:p text:style-name="Table_20_Contents">🟡 validé conceptuellement</text:p>
          </table:table-cell>
        </table:table-row>
        <table:table-row>
          <table:table-cell table:style-name="Tableau6.A1" office:value-type="string">
            <text:p text:style-name="Table_20_Contents">Table A SE</text:p>
          </table:table-cell>
          <table:table-cell table:style-name="Tableau6.A1" office:value-type="string">
            <text:p text:style-name="Table_20_Contents">🔴 à compléter</text:p>
          </table:table-cell>
        </table:table-row>
      </table:table>
      <text:p text:style-name="Horizontal_20_Line"/>
      <text:h text:style-name="Heading_20_3" text:outline-level="3">🔚 Conclusion</text:h>
      <text:p text:style-name="Text_20_body">SE est désormais clairement défini comme :</text:p>
      <text:p text:style-name="Quotations"><text:span text:style-name="Strong_20_Emphasis">un producteur d’informations et d’alertes intelligentes</text:span>,<text:line-break/><text:span text:style-name="Strong_20_Emphasis">jamais comme un décideur</text:span>,<text:line-break/><text:span text:style-name="Strong_20_Emphasis">toujours subordonné à SP</text:span>,<text:line-break/>avec une <text:span text:style-name="Strong_20_Emphasis">interface VPIV propre, extensible et robuste</text:span>.</text:p>
      <text:p text:style-name="Text_20_body">Si tu veux, prochaine étape logique :</text:p>
      <text:list text:style-name="L13">
        <text:list-item>
          <text:p text:style-name="P14"><text:span text:style-name="Strong_20_Emphasis">Table A complète pour SE</text:span></text:p>
        </text:list-item>
        <text:list-item>
          <text:p text:style-name="P14">ou <text:span text:style-name="Strong_20_Emphasis">diagramme SE ↔ SP ↔ Arduino</text:span></text:p>
        </text:list-item>
        <text:list-item>
          <text:p text:style-name="P14"><text:soft-page-break/>ou <text:span text:style-name="Strong_20_Emphasis">règles de boot / init S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08:45:36.689787900</meta:creation-date>
    <dc:date>2026-03-23T08:46:14.218449100</dc:date>
    <meta:editing-duration>PT37S</meta:editing-duration>
    <meta:editing-cycles>1</meta:editing-cycles>
    <meta:document-statistic meta:table-count="6" meta:image-count="0" meta:object-count="0" meta:page-count="7" meta:paragraph-count="234" meta:word-count="884" meta:character-count="5186" meta:non-whitespace-character-count="4516"/>
    <meta:generator>LibreOffice/26.2.0.3$Windows_X86_64 LibreOffice_project/620$Build-3</meta:generator>
  </office:meta>
</office:document-meta>
</file>